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2" style:family="paragraph">
      <style:text-properties fo:language="en" fo:country="US"/>
    </style:style>
    <style:style style:name="P3" style:parent-style-name="Listenabsatz" style:list-style-name="LFO2" style:family="paragraph">
      <style:text-properties fo:language="en" fo:country="US"/>
    </style:style>
    <style:style style:name="P4" style:parent-style-name="Listenabsatz" style:list-style-name="LFO1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  <style:style style:name="P10" style:parent-style-name="Listenabsatz" style:list-style-name="LFO1" style:family="paragraph">
      <style:text-properties fo:language="en" fo:country="US"/>
    </style:style>
    <style:style style:name="P11" style:parent-style-name="Listenabsatz" style:list-style-name="LFO1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Listenabsatz" style:list-style-name="LFO1" style:family="paragraph">
      <style:text-properties fo:language="en" fo:country="US"/>
    </style:style>
    <style:style style:name="P14" style:parent-style-name="Listenabsatz" style:list-style-name="LFO1" style:family="paragraph">
      <style:text-properties fo:language="en" fo:country="US"/>
    </style:style>
    <style:style style:name="P15" style:parent-style-name="Listenabsatz" style:list-style-name="LFO1" style:family="paragraph">
      <style:text-properties fo:language="en" fo:country="US"/>
    </style:style>
    <style:style style:name="P16" style:parent-style-name="Listenabsatz" style:list-style-name="LFO1" style:family="paragraph">
      <style:text-properties fo:language="en" fo:country="US"/>
    </style:style>
    <style:style style:name="P17" style:parent-style-name="Listenabsatz" style:list-style-name="LFO1" style:family="paragraph">
      <style:text-properties fo:language="en" fo:country="US"/>
    </style:style>
    <style:style style:name="P18" style:parent-style-name="Listenabsatz" style:list-style-name="LFO1" style:family="paragraph">
      <style:text-properties fo:language="en" fo:country="US"/>
    </style:style>
    <style:style style:name="P19" style:parent-style-name="Listenabsatz" style:list-style-name="LFO1" style:family="paragraph">
      <style:text-properties fo:language="en" fo:country="US"/>
    </style:style>
    <style:style style:name="P20" style:parent-style-name="Listenabsatz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Listenabsatz" style:list-style-name="LFO1" style:family="paragraph">
      <style:text-properties fo:language="en" fo:country="US"/>
    </style:style>
    <style:style style:name="P23" style:parent-style-name="Listenabsatz" style:list-style-name="LFO1" style:family="paragraph">
      <style:text-properties fo:language="en" fo:country="US"/>
    </style:style>
    <style:style style:name="P24" style:parent-style-name="Listenabsatz" style:list-style-name="LFO1" style:family="paragraph">
      <style:text-properties fo:language="en" fo:country="US"/>
    </style:style>
    <style:style style:name="P25" style:parent-style-name="Listenabsatz" style:list-style-name="LFO1" style:family="paragraph">
      <style:text-properties fo:language="en" fo:country="US"/>
    </style:style>
    <style:style style:name="P26" style:parent-style-name="Listenabsatz" style:list-style-name="LFO1" style:family="paragraph">
      <style:text-properties fo:language="en" fo:country="US"/>
    </style:style>
    <style:style style:name="P27" style:parent-style-name="Listenabsatz" style:list-style-name="LFO1" style:family="paragraph">
      <style:text-properties fo:language="en" fo:country="US"/>
    </style:style>
    <style:style style:name="P28" style:parent-style-name="Listenabsatz" style:list-style-name="LFO1" style:family="paragraph">
      <style:text-properties fo:language="en" fo:country="US"/>
    </style:style>
    <style:style style:name="P29" style:parent-style-name="Listenabsatz" style:list-style-name="LFO1" style:family="paragraph">
      <style:text-properties fo:language="en" fo:country="US"/>
    </style:style>
    <style:style style:name="P30" style:parent-style-name="Listenabsatz" style:list-style-name="LFO1" style:family="paragraph">
      <style:text-properties fo:language="en" fo:country="US"/>
    </style:style>
    <style:style style:name="P31" style:parent-style-name="Listenabsatz" style:list-style-name="LFO1" style:family="paragraph">
      <style:text-properties fo:language="en" fo:country="US"/>
    </style:style>
    <style:style style:name="P32" style:parent-style-name="Listenabsatz" style:list-style-name="LFO1" style:family="paragraph">
      <style:text-properties fo:language="en" fo:country="US"/>
    </style:style>
    <style:style style:name="P33" style:parent-style-name="Listenabsatz" style:list-style-name="LFO1" style:family="paragraph">
      <style:text-properties fo:language="en" fo:country="US"/>
    </style:style>
    <style:style style:name="P34" style:parent-style-name="Listenabsatz" style:list-style-name="LFO1" style:family="paragraph">
      <style:text-properties fo:language="en" fo:country="US"/>
    </style:style>
    <style:style style:name="P35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36" style:parent-style-name="Listenabsatz" style:list-style-name="LFO1" style:family="paragraph">
      <style:text-properties fo:language="en" fo:country="US"/>
    </style:style>
    <style:style style:name="P37" style:parent-style-name="Listenabsatz" style:list-style-name="LFO1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Listenabsatz" style:list-style-name="LFO1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Listenabsatz" style:list-style-name="LFO1" style:family="paragraph">
      <style:text-properties fo:language="en" fo:country="US"/>
    </style:style>
    <style:style style:name="P42" style:parent-style-name="Listenabsatz" style:list-style-name="LFO1" style:family="paragraph"/>
    <style:style style:name="T43" style:parent-style-name="Absatz-Standardschriftart" style:family="text">
      <style:text-properties fo:language="en" fo:country="US"/>
    </style:style>
    <style:style style:name="P44" style:parent-style-name="Listenabsatz" style:list-style-name="LFO1" style:family="paragraph"/>
    <style:style style:name="P45" style:parent-style-name="Listenabsatz" style:list-style-name="LFO1" style:family="paragraph">
      <style:text-properties fo:language="en" fo:country="US"/>
    </style:style>
    <style:style style:name="P46" style:parent-style-name="Listenabsatz" style:list-style-name="LFO1" style:family="paragraph">
      <style:text-properties fo:language="en" fo:country="US"/>
    </style:style>
    <style:style style:name="P47" style:parent-style-name="Listenabsatz" style:list-style-name="LFO1" style:family="paragraph">
      <style:text-properties fo:language="en" fo:country="US"/>
    </style:style>
    <style:style style:name="P48" style:parent-style-name="Listenabsatz" style:list-style-name="LFO1" style:family="paragraph">
      <style:text-properties fo:language="en" fo:country="US"/>
    </style:style>
    <style:style style:name="P49" style:parent-style-name="Listenabsatz" style:list-style-name="LFO1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Listenabsatz" style:list-style-name="LFO1" style:family="paragraph">
      <style:text-properties fo:language="en" fo:country="US"/>
    </style:style>
    <style:style style:name="P52" style:parent-style-name="Listenabsatz" style:list-style-name="LFO1" style:family="paragraph">
      <style:text-properties fo:language="en" fo:country="US"/>
    </style:style>
    <style:style style:name="P53" style:parent-style-name="Listenabsatz" style:list-style-name="LFO1" style:family="paragraph">
      <style:text-properties fo:language="en" fo:country="US"/>
    </style:style>
    <style:style style:name="P54" style:parent-style-name="Listenabsatz" style:list-style-name="LFO1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Listenabsatz" style:list-style-name="LFO1" style:family="paragraph">
      <style:text-properties fo:language="en" fo:country="US"/>
    </style:style>
    <style:style style:name="P57" style:parent-style-name="Listenabsatz" style:list-style-name="LFO1" style:family="paragraph">
      <style:text-properties fo:language="en" fo:country="US"/>
    </style:style>
    <style:style style:name="P58" style:parent-style-name="Listenabsatz" style:list-style-name="LFO1" style:family="paragraph">
      <style:text-properties fo:language="en" fo:country="US"/>
    </style:style>
    <style:style style:name="P59" style:parent-style-name="Listenabsatz" style:list-style-name="LFO1" style:family="paragraph">
      <style:text-properties fo:language="en" fo:country="US"/>
    </style:style>
    <style:style style:name="P60" style:parent-style-name="Listenabsatz" style:list-style-name="LFO1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Listenabsatz" style:list-style-name="LFO1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Listenabsatz" style:list-style-name="LFO1" style:family="paragraph">
      <style:text-properties fo:language="en" fo:country="US"/>
    </style:style>
    <style:style style:name="P65" style:parent-style-name="Listenabsatz" style:list-style-name="LFO1" style:family="paragraph">
      <style:text-properties fo:language="en" fo:country="US"/>
    </style:style>
    <style:style style:name="P66" style:parent-style-name="Listenabsatz" style:list-style-name="LFO1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Listenabsatz" style:list-style-name="LFO1" style:family="paragraph">
      <style:text-properties fo:language="en" fo:country="US"/>
    </style:style>
    <style:style style:name="P69" style:parent-style-name="Listenabsatz" style:list-style-name="LFO1" style:family="paragraph">
      <style:text-properties fo:language="en" fo:country="US"/>
    </style:style>
    <style:style style:name="P70" style:parent-style-name="Listenabsatz" style:list-style-name="LFO1" style:family="paragraph">
      <style:text-properties fo:language="en" fo:country="US"/>
    </style:style>
    <style:style style:name="P71" style:parent-style-name="Listenabsatz" style:list-style-name="LFO1" style:family="paragraph"/>
    <style:style style:name="T72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20140326, notes<text:s/></text:p>
      <text:p text:style-name="Standard"/>
      <text:p text:style-name="Standard">Slide 2</text:p>
      <text:list text:style-name="LFO2" text:continue-numbering="true">
        <text:list-item>
          <text:p text:style-name="P2">Village inside the 500 m restricted area</text:p>
        </text:list-item>
        <text:list-item>
          <text:p text:style-name="P3">11.11.1989 ,<text:s/>Ca 16.00h Opening of border</text:p>
        </text:list-item>
      </text:list>
      <text:p text:style-name="Standard">Slide 4</text:p>
      <text:list text:style-name="LFO1" text:continue-numbering="true">
        <text:list-item>
          <text:p text:style-name="P4">FAIR – Findable, Accessable, Interoperable, Reusable</text:p>
        </text:list-item>
      </text:list>
      <text:p text:style-name="P5">Slide 5</text:p>
      <text:list text:style-name="LFO1" text:continue-numbering="true">
        <text:list-item>
          <text:p text:style-name="P6">Left side, software development by NFDI but also other software</text:p>
        </text:list-item>
        <text:list-item>
          <text:p text:style-name="P7">Idea: user has only to deal with a few systems</text:p>
        </text:list-item>
      </text:list>
      <text:p text:style-name="P8">Slide 6</text:p>
      <text:list text:style-name="LFO1" text:continue-numbering="true">
        <text:list-item>
          <text:p text:style-name="P9">Started before NFDI</text:p>
        </text:list-item>
        <text:list-item>
          <text:p text:style-name="P10">Currently xxx running productive instances</text:p>
        </text:list-item>
        <text:list-item>
          <text:p text:style-name="P11">Learn how other systems handle the problems</text:p>
        </text:list-item>
      </text:list>
      <text:p text:style-name="P12">Slide 7</text:p>
      <text:list text:style-name="LFO1" text:continue-numbering="true">
        <text:list-item>
          <text:p text:style-name="P13">Most important slide</text:p>
        </text:list-item>
        <text:list-item>
          <text:p text:style-name="P14">Code is read 10 time more often than written</text:p>
        </text:list-item>
        <text:list-item>
          <text:p text:style-name="P15">One could substitute time with manpower</text:p>
        </text:list-item>
        <text:list-item>
          <text:p text:style-name="P16">Sustainability in technical term not environmental - &gt; Green IT</text:p>
        </text:list-item>
        <text:list-item>
          <text:p text:style-name="P17">Documented meaning why and not what</text:p>
        </text:list-item>
        <text:list-item>
          <text:p text:style-name="P18">Technical dept</text:p>
        </text:list-item>
        <text:list-item>
          <text:p text:style-name="P19">Scientists -&gt; Research Developers</text:p>
        </text:list-item>
      </text:list>
      <text:p text:style-name="P20"/>
      <text:p text:style-name="P21">Slide 8</text:p>
      <text:list text:style-name="LFO1" text:continue-numbering="true">
        <text:list-item>
          <text:p text:style-name="P22">Each<text:s/>Software development model<text:s/>consists of those steps</text:p>
          <text:list text:continue-numbering="true">
            <text:list-item>
              <text:p text:style-name="P23">They only differs in gow big is the scope and how often are they done</text:p>
            </text:list-item>
            <text:list-item>
              <text:p text:style-name="P24">SCRUM: small scope, repeated many times</text:p>
            </text:list-item>
            <text:list-item>
              <text:p text:style-name="P25">Waterfall model: big scope, <text:s/>done once (in the original model)</text:p>
            </text:list-item>
          </text:list>
        </text:list-item>
        <text:list-item>
          <text:p text:style-name="P26">40-20-40 Rule old rule</text:p>
        </text:list-item>
        <text:list-item>
          <text:p text:style-name="P27">Time spent -&gt;<text:s/>2019 Tidelift and The New Stack<text:s/></text:p>
          <text:list text:continue-numbering="true">
            <text:list-item>
              <text:p text:style-name="P28">32% new or improving code</text:p>
            </text:list-item>
            <text:list-item>
              <text:p text:style-name="P29">19% maintenance</text:p>
            </text:list-item>
            <text:list-item>
              <text:p text:style-name="P30">12% testing<text:s/></text:p>
            </text:list-item>
            <text:list-item>
              <text:p text:style-name="P31">23 % Meetings &amp;<text:s/>management</text:p>
            </text:list-item>
          </text:list>
        </text:list-item>
        <text:list-item>
          <text:p text:style-name="P32">Example for forward -&gt; Req: Accessible by Browser -&gt; Design: Client Server architecture</text:p>
        </text:list-item>
        <text:list-item>
          <text:p text:style-name="P33">Example for Backward -&gt; Depl: Must run in the Cloud -&gt; Coding: Different Methods for Health checking</text:p>
        </text:list-item>
        <text:list-item>
          <text:p text:style-name="P34">Different persons/ roles for each step</text:p>
        </text:list-item>
      </text:list>
      <text:p text:style-name="P35">Slide 9</text:p>
      <text:list text:style-name="LFO1" text:continue-numbering="true">
        <text:list-item>
          <text:p text:style-name="P36">Functional and non functional requirements: UI/UX</text:p>
        </text:list-item>
        <text:list-item>
          <text:p text:style-name="P37">Licences</text:p>
        </text:list-item>
      </text:list>
      <text:soft-page-break/>
      <text:p text:style-name="P38">Slide 11</text:p>
      <text:list text:style-name="LFO1" text:continue-numbering="true">
        <text:list-item>
          <text:p text:style-name="P39">Different persons but a software developer has to talk to everybody</text:p>
        </text:list-item>
      </text:list>
      <text:p text:style-name="P40">Slide 12+13</text:p>
      <text:list text:style-name="LFO1" text:continue-numbering="true">
        <text:list-item>
          <text:p text:style-name="P41">Facebook, social science, left out half of the U.S. users in<text:s/></text:p>
        </text:list-item>
        <text:list-item>
          <text:p text:style-name="P42"><text:span text:style-name="T43">“It’s data. Of course, there are errors,” said Gary King, a Harvard professor who co-chairs Social Science One.<text:s/></text:span>“This, of course, was a big error.”</text:p>
        </text:list-item>
        <text:list-item>
          <text:p text:style-name="P44">Ariane 5</text:p>
          <text:list text:continue-numbering="true">
            <text:list-item>
              <text:p text:style-name="P45">37 seconds after launch exploded</text:p>
            </text:list-item>
            <text:list-item>
              <text:p text:style-name="P46">Reused code from the Ariane 4 project to save money</text:p>
            </text:list-item>
            <text:list-item>
              <text:p text:style-name="P47">Come back later</text:p>
            </text:list-item>
          </text:list>
        </text:list-item>
        <text:list-item>
          <text:p text:style-name="P48">Probabilities are independent and can find the same bugs</text:p>
        </text:list-item>
        <text:list-item>
          <text:p text:style-name="P49">Not 100%</text:p>
        </text:list-item>
      </text:list>
      <text:p text:style-name="P50">Slide 14</text:p>
      <text:list text:style-name="LFO1" text:continue-numbering="true">
        <text:list-item>
          <text:p text:style-name="P51">Different test types<text:s/></text:p>
        </text:list-item>
        <text:list-item>
          <text:p text:style-name="P52">Isolated means not depend on other classes, function or moduls</text:p>
        </text:list-item>
        <text:list-item>
          <text:p text:style-name="P53">Should test the cornercases and crazy values</text:p>
        </text:list-item>
        <text:list-item>
          <text:p text:style-name="P54">Code that is tested can be tested -&gt; that means it can change its context -&gt; sign of good design</text:p>
        </text:list-item>
      </text:list>
      <text:p text:style-name="P55">Slide 15</text:p>
      <text:list text:style-name="LFO1" text:continue-numbering="true">
        <text:list-item>
          <text:p text:style-name="P56">Reused code<text:s/></text:p>
        </text:list-item>
        <text:list-item>
          <text:p text:style-name="P57">A not really needed method running up to 40 seconds</text:p>
        </text:list-item>
        <text:list-item>
          <text:p text:style-name="P58">Nerdy stuff, casting a 64bit double precise float number to a 16 BIT integer -&gt; Integer overflow at 37 seconds</text:p>
        </text:list-item>
        <text:list-item>
          <text:p text:style-name="P59">Old Ariane 4 was not fast enough and<text:s/>reached the critical time -&gt; error never occurs</text:p>
        </text:list-item>
        <text:list-item>
          <text:p text:style-name="P60">With the unit tests one could have found the issue</text:p>
        </text:list-item>
      </text:list>
      <text:p text:style-name="P61">Slide 16</text:p>
      <text:list text:style-name="LFO1" text:continue-numbering="true">
        <text:list-item>
          <text:p text:style-name="P62">Flutter: UI Development Kit from google</text:p>
        </text:list-item>
      </text:list>
      <text:p text:style-name="P63">Seite 17</text:p>
      <text:list text:style-name="LFO1" text:continue-numbering="true">
        <text:list-item>
          <text:p text:style-name="P64">SRP : program that analyses data and visualizes them</text:p>
          <text:list text:continue-numbering="true">
            <text:list-item>
              <text:p text:style-name="P65">Change of the algorithm -&gt; Separate algorithm into own module</text:p>
            </text:list-item>
            <text:list-item>
              <text:p text:style-name="P66">Change of plotting -&gt; Separate visualization into own module</text:p>
            </text:list-item>
          </text:list>
        </text:list-item>
      </text:list>
      <text:p text:style-name="P67">Slide 20</text:p>
      <text:list text:style-name="LFO1" text:continue-numbering="true">
        <text:list-item>
          <text:p text:style-name="P68">It means that learning programming or computer science is a waste of time</text:p>
        </text:list-item>
        <text:list-item>
          <text:p text:style-name="P69">Coding/Testing/Deployment will greatly improve from AI as a supporting tool</text:p>
        </text:list-item>
        <text:list-item>
          <text:p text:style-name="P70">Requirement analysis and design not</text:p>
        </text:list-item>
        <text:list-item>
          <text:p text:style-name="P71"><text:span text:style-name="T72">Maintenance maybe with automated stuff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E74B5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E74B5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E74B5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E74B5"/>
    </style:style>
    <style:style style:name="IntensivesZitat" style:display-name="Intensives Zitat" style:family="paragraph" style:parent-style-name="Standard" style:next-style-name="Standard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E74B5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uz, Fabian</meta:initial-creator>
    <dc:creator>Mauz, Fabian</dc:creator>
    <meta:creation-date>2024-03-25T11:52:00Z</meta:creation-date>
    <dc:date>2024-03-25T13:34:00Z</dc:date>
    <meta:template xlink:href="Normal.dotm" xlink:type="simple"/>
    <meta:editing-cycles>1</meta:editing-cycles>
    <meta:editing-duration>PT0S</meta:editing-duration>
    <meta:document-statistic meta:page-count="2" meta:paragraph-count="5" meta:word-count="390" meta:character-count="2846" meta:row-count="20" meta:non-whitespace-character-count="2461"/>
  </office:meta>
</office:document-meta>
</file>